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4" style:family="paragraph" style:parent-style-name="Text_20_body">
      <style:paragraph-properties fo:margin-left="1.349cm" fo:margin-right="0cm" fo:text-indent="-0.635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6" style:family="paragraph" style:parent-style-name="Heading_20_3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weight-asian="bold"/>
    </style:style>
    <style:style style:name="T4" style:family="text">
      <style:text-properties fo:font-size="16pt" fo:font-weight="bold"/>
    </style:style>
    <style:style style:name="T5" style:family="text">
      <style:text-properties fo:font-weight="bold"/>
    </style:style>
    <style:style style:name="T6" style:family="text">
      <style:text-properties fo:color="#ff0000" style:font-name-asian="宋体1" style:font-size-asian="10.5pt" style:font-weight-asian="bold"/>
    </style:style>
    <style:style style:name="T7" style:family="text">
      <style:text-properties fo:color="#ff0000" style:font-name-asian="宋体1" style:font-weight-asian="bold"/>
    </style:style>
    <style:style style:name="T8" style:family="text">
      <style:text-properties style:font-name="Wingdings"/>
    </style:style>
    <style:style style:name="T9" style:family="text">
      <style:text-properties style:font-name="Wingdings" fo:font-size="10.5pt"/>
    </style:style>
    <style:style style:name="T10" style:family="text">
      <style:text-properties fo:font-size="10.5pt"/>
    </style:style>
    <style:style style:name="T11" style:family="text">
      <style:text-properties style:font-name="Calibri"/>
    </style:style>
    <style:style style:name="T12" style:family="text">
      <style:text-properties style:font-name="Calibri" fo:font-size="10.5pt"/>
    </style:style>
    <style:style style:name="T13" style:family="text">
      <style:text-properties style:font-name="Calibri" fo:font-size="16pt" fo:font-weight="bold"/>
    </style:style>
    <style:style style:name="T14" style:family="text">
      <style:text-properties style:font-name="Calibri" fo:font-weight="bold"/>
    </style:style>
    <style:style style:name="T15" style:family="text">
      <style:text-properties fo:color="#800000" style:font-name-asian="宋体1"/>
    </style:style>
    <style:style style:name="T16" style:family="text">
      <style:text-properties fo:color="#c00000" fo:font-size="10.5pt" fo:font-weight="bold"/>
    </style:style>
    <style:style style:name="T17" style:family="text">
      <style:text-properties fo:color="#c00000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3">事务的四大特性（</text:span><text:span text:style-name="T5">ACID</text:span><text:span text:style-name="T3">）</text:span></text:h>
      <text:p text:style-name="P2"><text:span text:style-name="T1">　　</text:span><text:span text:style-name="T7">面试！</text:span></text:p>
      <text:p text:style-name="P3">事务的四大特性是：</text:p>
      <text:p text:style-name="P4"><text:span text:style-name="T8">l</text:span><text:span text:style-name="T1">原子性（</text:span>Atomicity<text:span text:style-name="T1">）：事务中所有操作是不可再分割的原子单位。</text:span><text:span text:style-name="T15">事务中所有操作要么全部执行成功，要么全部执行失败</text:span><text:span text:style-name="T1">。</text:span></text:p>
      <text:p text:style-name="P4"><text:span text:style-name="T8">l</text:span><text:span text:style-name="T1">一致性（</text:span>Consistency<text:span text:style-name="T1">）：事务执行后，数据库状态与其它业务规则保持一致。如转账业务，无论事务执行成功与否，参与转账的两个账号余额之和应该是不变的。</text:span></text:p>
      <text:p text:style-name="P4"><text:span text:style-name="T8">l</text:span><text:span text:style-name="T1">隔离性（</text:span>Isolation<text:span text:style-name="T1">）：隔离性是指在并发操作中，不同事务之间应该隔离开来，使每个并发中的事务不会相互干扰。</text:span></text:p>
      <text:p text:style-name="P4"><text:span text:style-name="T8">l</text:span><text:span text:style-name="T1">持久性（</text:span><text:span text:style-name="T11">Durability</text:span><text:span text:style-name="T1">）：一旦事务提交成功，事务中所有的数据操作都必须被持久化到数据库中，即使提交事务后，数据库马上崩溃，在数据库重启时，也必须能保证通过某种机制恢复数据。</text:span></text:p>
      <text:h text:style-name="P6" text:outline-level="3"><text:span text:style-name="T14">Oracle</text:span><text:span text:style-name="T3">中的事务</text:span></text:h>
      <text:p text:style-name="P5"><text:span text:style-name="T1">在默认情况下，每执行一条增、删、改</text:span>SQL<text:span text:style-name="T1">语句，都是一个单独的事务。如果需要在一个事务中包含多条</text:span><text:span text:style-name="T11">SQL</text:span><text:span text:style-name="T1">语句，那么需要开启事务和结束事务。</text:span></text:p>
      <text:p text:style-name="P4"><text:span text:style-name="T8">l</text:span><text:span text:style-name="T1">结束事务：</text:span><text:span text:style-name="T17">commit</text:span><text:span text:style-name="T1">或</text:span><text:span text:style-name="T17">rollback</text:span><text:span text:style-name="T1">。</text:span></text:p>
      <text:p text:style-name="P5"><text:span text:style-name="T1">在执行增、删、改一条</text:span>SQL<text:span text:style-name="T1">就开启了一个事务（事务的起点），然后可以去执行多条</text:span><text:span text:style-name="T11">SQL</text:span><text:span text:style-name="T1">语句，最后要结束事务，</text:span><text:span text:style-name="T11">commit</text:span><text:span text:style-name="T1">表示提交，即事务中的多条</text:span><text:span text:style-name="T11">SQL</text:span><text:span text:style-name="T1">语句所做出的影响会持久化到数据库中。或者</text:span><text:span text:style-name="T11">rollback</text:span><text:span text:style-name="T1">，表示回滚，即回滚到事务的起点，之前做的所有操作都被撤消了！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42S</meta:editing-duration>
    <meta:editing-cycles>4</meta:editing-cycles>
    <meta:generator>LibreOffice/5.3.0.3$Windows_X86_64 LibreOffice_project/7074905676c47b82bbcfbea1aeefc84afe1c50e1</meta:generator>
    <dc:date>2018-03-05T09:12:58.354000000</dc:date>
    <meta:document-statistic meta:table-count="0" meta:image-count="0" meta:object-count="0" meta:page-count="1" meta:paragraph-count="11" meta:word-count="463" meta:character-count="542" meta:non-whitespace-character-count="540"/>
    <meta:user-defined meta:name="Info 1"/>
    <meta:user-defined meta:name="Info 2"/>
    <meta:user-defined meta:name="Info 3"/>
    <meta:user-defined meta:name="Info 4"/>
  </office:meta>
</office:document-meta>
</file>